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color="#FF0000"/>
    </style:style>
    <style:style style:name="T9" style:parent-style-name="DefaultParagraphFont" style:family="text">
      <style:text-properties fo:color="#FF0000"/>
    </style:style>
    <style:style style:name="P10" style:parent-style-name="Normal" style:family="paragraph">
      <style:paragraph-properties>
        <style:tab-stops>
          <style:tab-stop style:type="left" style:position="2.4479in"/>
        </style:tab-stops>
      </style:paragraph-properties>
    </style:style>
    <style:style style:name="T11" style:parent-style-name="DefaultParagraphFont" style:family="text">
      <style:text-properties fo:language="en" fo:country="US"/>
    </style:style>
    <style:style style:name="P12" style:parent-style-name="Normal" style:family="paragraph">
      <style:paragraph-properties>
        <style:tab-stops>
          <style:tab-stop style:type="left" style:position="2.4479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center" style:position="3.134in"/>
          <style:tab-stop style:type="left" style:position="3.4166in"/>
        </style:tab-stops>
      </style:paragraph-properties>
    </style:style>
    <style:style style:name="T14" style:parent-style-name="DefaultParagraphFont" style:family="text">
      <style:text-properties fo:language="en" fo:country="US"/>
    </style:style>
    <style:style style:name="P15" style:parent-style-name="Normal" style:family="paragraph">
      <style:paragraph-properties>
        <style:tab-stops>
          <style:tab-stop style:type="center" style:position="3.134in"/>
          <style:tab-stop style:type="left" style:position="3.4166in"/>
        </style:tab-stops>
      </style:paragraph-properties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paragraph-properties>
        <style:tab-stops>
          <style:tab-stop style:type="center" style:position="3.134in"/>
          <style:tab-stop style:type="left" style:position="3.4166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center" style:position="3.134in"/>
          <style:tab-stop style:type="left" style:position="3.4166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3.4166in"/>
        </style:tab-stops>
      </style:paragraph-properties>
    </style:style>
    <style:style style:name="T20" style:parent-style-name="DefaultParagraphFont" style:family="text">
      <style:text-properties fo:language="en" fo:country="US"/>
    </style:style>
    <style:style style:name="P21" style:parent-style-name="Normal" style:family="paragraph">
      <style:paragraph-properties>
        <style:tab-stops>
          <style:tab-stop style:type="left" style:position="3.4166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3.4166in"/>
        </style:tab-stops>
      </style:paragraph-properties>
    </style:style>
    <style:style style:name="T23" style:parent-style-name="DefaultParagraphFont" style:family="text">
      <style:text-properties fo:language="en" fo:country="US"/>
    </style:style>
    <style:style style:name="P24" style:parent-style-name="Normal" style:family="paragraph">
      <style:paragraph-properties>
        <style:tab-stops>
          <style:tab-stop style:type="left" style:position="3.4166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3.4166in"/>
        </style:tab-stops>
      </style:paragraph-properties>
    </style:style>
    <style:style style:name="T26" style:parent-style-name="DefaultParagraphFont" style:family="text">
      <style:text-properties fo:language="en" fo:country="US"/>
    </style:style>
    <style:style style:name="P27" style:parent-style-name="Normal" style:family="paragraph">
      <style:paragraph-properties>
        <style:tab-stops>
          <style:tab-stop style:type="left" style:position="3.4166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center" style:position="3.134in"/>
          <style:tab-stop style:type="left" style:position="3.4166in"/>
        </style:tab-stops>
      </style:paragraph-properties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T32" style:parent-style-name="DefaultParagraphFont" style:family="text">
      <style:text-properties fo:language="en" fo:country="US"/>
    </style:style>
    <style:style style:name="P33" style:parent-style-name="Normal" style:family="paragraph">
      <style:paragraph-properties fo:text-align="end">
        <style:tab-stops>
          <style:tab-stop style:type="center" style:position="3.134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center" style:position="3.134in"/>
          <style:tab-stop style:type="left" style:position="3.4479in"/>
        </style:tab-stops>
      </style:paragraph-properties>
    </style:style>
    <style:style style:name="T35" style:parent-style-name="DefaultParagraphFont" style:family="text">
      <style:text-properties fo:language="en" fo:country="US"/>
    </style:style>
    <style:style style:name="P36" style:parent-style-name="Normal" style:family="paragraph">
      <style:paragraph-properties>
        <style:tab-stops>
          <style:tab-stop style:type="center" style:position="3.134in"/>
          <style:tab-stop style:type="left" style:position="3.4479in"/>
        </style:tab-stops>
      </style:paragraph-properties>
    </style:style>
    <style:style style:name="T37" style:parent-style-name="DefaultParagraphFont" style:family="text">
      <style:text-properties fo:language="en" fo:country="US"/>
    </style:style>
    <style:style style:name="P38" style:parent-style-name="Normal" style:family="paragraph">
      <style:paragraph-properties>
        <style:tab-stops>
          <style:tab-stop style:type="left" style:position="3.4479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3.4479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3.4479in"/>
          <style:tab-stop style:type="right" style:position="6.268in"/>
        </style:tab-stops>
      </style:paragraph-properties>
    </style:style>
    <style:style style:name="T41" style:parent-style-name="DefaultParagraphFont" style:family="text">
      <style:text-properties fo:language="en" fo:country="US"/>
    </style:style>
    <style:style style:name="P42" style:parent-style-name="Normal" style:family="paragraph">
      <style:paragraph-properties>
        <style:tab-stops>
          <style:tab-stop style:type="left" style:position="3.4479in"/>
        </style:tab-stops>
      </style:paragraph-properties>
    </style:style>
    <style:style style:name="T43" style:parent-style-name="DefaultParagraphFont" style:family="text">
      <style:text-properties fo:language="en" fo:country="US"/>
    </style:style>
    <style:style style:name="P44" style:parent-style-name="Normal" style:family="paragraph">
      <style:paragraph-properties>
        <style:tab-stops>
          <style:tab-stop style:type="left" style:position="3.4479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3.4479in"/>
        </style:tab-stops>
      </style:paragraph-properties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>
        <style:tab-stops>
          <style:tab-stop style:type="left" style:position="3.4687in"/>
        </style:tab-stops>
      </style:paragraph-properties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list text:style-name="LFO1" text:continue-numbering="true">
        <text:list-item>
          <text:p text:style-name="P1">MAKE SURE ALL DETAILS ARE PROVIDED AND NONE OF THEM SHOULD BE EXEMPTED</text:p>
        </text:list-item>
        <text:list-item>
          <text:p text:style-name="P2">ALL DETAILS SHOULD BE FILLED IN CAPS</text:p>
        </text:list-item>
        <text:list-item>
          <text:p text:style-name="P3">UPLOAD THE FORMS ON THE PORTAL AND APPLY FOR THE PREFERED HOSTEL</text:p>
        </text:list-item>
        <text:list-item>
          <text:p text:style-name="P4">UPLOAD YOUR<text:s/>PASSPORT PICTURE<text:s/></text:p>
        </text:list-item>
        <text:list-item>
          <text:p text:style-name="P5">PASSPORT PICTURE SHOULD BE IN JPG FORM ONLY AND HAVE THE SIZE OF 45MM X 35MM</text:p>
        </text:list-item>
      </text:list>
      <text:p text:style-name="ListParagraph"/>
      <text:p text:style-name="Normal"/>
      <text:p text:style-name="Normal">NOTE: WHEN FOUND OUT ANY WRONG INFORMATION, APPLICANT WOULD BE PENALIZED.</text:p>
      <text:p text:style-name="Normal">PROCEED TO FILL THE FORM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"><draw:custom-shape svg:x="4.25in" svg:y="-0.4375in" svg:width="1.3125in" svg:height="1.28125in" draw:z-index="251675648" draw:id="id0" draw:style-name="a0" draw:name="Rectangle 19" text:anchor-type="paragraph"><svg:title/><svg:desc/><draw:enhanced-geometry draw:type="non-primitive" svg:viewBox="0 0 21600 21600" draw:enhanced-path="M 0 0 L 21600 0 21600 21600 0 21600 Z N"/></draw:custom-shape></text:span><text:span text:style-name="T7"><draw:custom-shape svg:x="4.14583in" svg:y="-0.51042in" svg:width="1.5in" svg:height="1.43681in" draw:z-index="251659264" draw:id="id1" draw:style-name="a1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><text:tab/><text:tab/><text:tab/><text:tab/><text:tab/><text:tab/><text:tab/><text:tab/><text:s text:c="6"/><text:span text:style-name="T8">UPLOAD<text:s/></text:span><text:span text:style-name="T9">PASSPORT PICTURE</text:span></text:p>
      <text:p text:style-name="Normal"/>
      <text:p text:style-name="P10"><text:span text:style-name="T11"><draw:frame draw:z-index="251660288" draw:id="id2" draw:style-name="a2" draw:name="Text Box 5" text:anchor-type="paragraph" svg:x="1.0625in" svg:y="0.01111in" svg:width="4.69792in" svg:height="0.33264in" style:rel-width="scale" style:rel-height="scale"><draw:text-box><text:p text:style-name="Normal"/></draw:text-box><svg:title/><svg:desc/></draw:frame></text:span>TITTLE(MR/MRS):<text:tab/></text:p>
      <text:p text:style-name="P12"/>
      <text:p text:style-name="P13"><text:span text:style-name="T14"><draw:frame draw:z-index="251661312" draw:id="id3" draw:style-name="a3" draw:name="Text Box 6" text:anchor-type="paragraph" svg:x="1.05208in" svg:y="0.05278in" svg:width="4.73889in" svg:height="0.32292in" style:rel-width="scale" style:rel-height="scale"><draw:text-box><text:p text:style-name="Normal"/></draw:text-box><svg:title/><svg:desc/></draw:frame></text:span>FIRST NAME:<text:tab/><text:tab/></text:p>
      <text:p text:style-name="P15"><text:span text:style-name="T16"><draw:frame draw:z-index="251662336" draw:id="id4" draw:style-name="a4" draw:name="Text Box 7" text:anchor-type="paragraph" svg:x="1.03125in" svg:y="0.30278in" svg:width="4.69792in" svg:height="0.3125in" style:rel-width="scale" style:rel-height="scale"><draw:text-box><text:p text:style-name="Normal"/></draw:text-box><svg:title/><svg:desc/></draw:frame></text:span></text:p>
      <text:p text:style-name="P17">LAST NAME:<text:tab/><text:tab/></text:p>
      <text:p text:style-name="P18"/>
      <text:p text:style-name="P19"><text:span text:style-name="T20"><draw:frame draw:z-index="251663360" draw:id="id5" draw:style-name="a5" draw:name="Text Box 8" text:anchor-type="paragraph" svg:x="1.04167in" svg:y="0.01181in" svg:width="4.71875in" svg:height="0.33264in" style:rel-width="scale" style:rel-height="scale"><draw:text-box><text:p text:style-name="Normal"/></draw:text-box><svg:title/><svg:desc/></draw:frame></text:span>ADDRESS:<text:tab/></text:p>
      <text:p text:style-name="P21"/>
      <text:p text:style-name="P22"><text:span text:style-name="T23"><draw:frame draw:z-index="251664384" draw:id="id6" draw:style-name="a6" draw:name="Text Box 9" text:anchor-type="paragraph" svg:x="1.07292in" svg:y="0.04305in" svg:width="4.69792in" svg:height="0.38542in" style:rel-width="scale" style:rel-height="scale"><draw:text-box><text:p text:style-name="Normal"/></draw:text-box><svg:title/><svg:desc/></draw:frame></text:span>DATE OF BIRTH:<text:tab/></text:p>
      <text:p text:style-name="P24"/>
      <text:p text:style-name="P25"><text:span text:style-name="T26"><draw:frame draw:z-index="251665408" draw:id="id7" draw:style-name="a7" draw:name="Text Box 10" text:anchor-type="paragraph" svg:x="1.05208in" svg:y="0.0125in" svg:width="4.70764in" svg:height="0.34375in" style:rel-width="scale" style:rel-height="scale"><draw:text-box><text:p text:style-name="Normal"/></draw:text-box><svg:title/><svg:desc/></draw:frame></text:span>EMAIL:<text:tab/></text:p>
      <text:p text:style-name="P27"/>
      <text:p text:style-name="P28"><text:span text:style-name="T29"><draw:frame draw:z-index="251666432" draw:id="id8" draw:style-name="a8" draw:name="Text Box 11" text:anchor-type="paragraph" svg:x="1.07292in" svg:y="0.03333in" svg:width="4.69792in" svg:height="0.34375in" style:rel-width="scale" style:rel-height="scale"><draw:text-box><text:p text:style-name="Normal"/></draw:text-box><svg:title/><svg:desc/></draw:frame></text:span>MARITAL STATUS:<text:tab/><text:tab/></text:p>
      <text:p text:style-name="P30"><text:tab/><text:tab/><text:tab/><text:tab/><text:tab/><text:tab/><text:tab/></text:p>
      <text:p text:style-name="P31"><text:span text:style-name="T32"><draw:frame draw:z-index="251673600" draw:id="id9" draw:style-name="a9" draw:name="Text Box 18" text:anchor-type="paragraph" svg:x="1.13542in" svg:y="0.01319in" svg:width="4.65625in" svg:height="0.32292in" style:rel-width="scale" style:rel-height="scale"><draw:text-box><text:p text:style-name="Normal"/></draw:text-box><svg:title/><svg:desc/></draw:frame></text:span>COUNTRY:<text:tab/></text:p>
      <text:p text:style-name="P33"/>
      <text:p text:style-name="P34"><text:span text:style-name="T35"><draw:frame draw:z-index="251668480" draw:id="id10" draw:style-name="a10" draw:name="Text Box 13" text:anchor-type="paragraph" svg:x="1.14583in" svg:y="0.02361in" svg:width="4.66667in" svg:height="0.34375in" style:rel-width="scale" style:rel-height="scale"><draw:text-box><text:p text:style-name="Normal"/></draw:text-box><svg:title/><svg:desc/></draw:frame></text:span>CONTACT:<text:tab/><text:tab/></text:p>
      <text:p text:style-name="P36"><text:span text:style-name="T37"><draw:frame draw:z-index="251669504" draw:id="id11" draw:style-name="a11" draw:name="Text Box 14" text:anchor-type="paragraph" svg:x="1.11458in" svg:y="0.30486in" svg:width="4.72917in" svg:height="0.38542in" style:rel-width="scale" style:rel-height="scale"><draw:text-box><text:p text:style-name="Normal"/></draw:text-box><svg:title/><svg:desc/></draw:frame></text:span></text:p>
      <text:p text:style-name="P38">FATHERS NAME:<text:tab/></text:p>
      <text:p text:style-name="P39"/>
      <text:p text:style-name="P40"><text:span text:style-name="T41"><draw:frame draw:z-index="251670528" draw:id="id12" draw:style-name="a12" draw:name="Text Box 15" text:anchor-type="paragraph" svg:x="1.1875in" svg:y="0.01389in" svg:width="4.66667in" svg:height="0.35417in" style:rel-width="scale" style:rel-height="scale"><draw:text-box><text:p text:style-name="Normal"/></draw:text-box><svg:title/><svg:desc/></draw:frame></text:span>MOTHERS NAME:<text:tab/><text:tab/></text:p>
      <text:p text:style-name="P42"><text:span text:style-name="T43"><draw:frame draw:z-index="251671552" draw:id="id13" draw:style-name="a13" draw:name="Text Box 16" text:anchor-type="paragraph" svg:x="1.36389in" svg:y="0.25486in" svg:width="4.52014in" svg:height="0.35417in" style:rel-width="scale" style:rel-height="scale"><draw:text-box><text:p text:style-name="Normal"/></draw:text-box><svg:title/><svg:desc/></draw:frame></text:span></text:p>
      <text:p text:style-name="P44">MOTHERS CONTACT:<text:tab/></text:p>
      <text:p text:style-name="P45"><text:span text:style-name="T46"><draw:frame draw:z-index="251672576" draw:id="id14" draw:style-name="a14" draw:name="Text Box 17" text:anchor-type="paragraph" svg:x="1.36458in" svg:y="0.18819in" svg:width="4.66667in" svg:height="0.32292in" style:rel-width="scale" style:rel-height="scale"><draw:text-box><text:p text:style-name="Normal"/></draw:text-box><svg:title/><svg:desc/></draw:frame></text:span></text:p>
      <text:p text:style-name="P47">FATHERS CONTACT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0.31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er</meta:initial-creator>
    <dc:creator>Eddie</dc:creator>
    <meta:creation-date>2022-08-30T14:27:00Z</meta:creation-date>
    <dc:date>2022-09-02T03:42:00Z</dc:date>
    <meta:template xlink:href="Normal" xlink:type="simple"/>
    <meta:editing-cycles>2</meta:editing-cycles>
    <meta:editing-duration>PT10860S</meta:editing-duration>
    <meta:document-statistic meta:page-count="2" meta:paragraph-count="1" meta:word-count="99" meta:character-count="665" meta:row-count="4" meta:non-whitespace-character-count="567"/>
  </office:meta>
</office:document-meta>
</file>